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2.67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2e75b6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2e75b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none" fo:background-color="#d0cece" fo:border-left="0.002cm solid #000000" fo:border-right="none" fo:border-top="0.002cm solid #000000"/>
    </style:style>
    <style:style style:name="ce10" style:family="table-cell" style:parent-style-name="Excel_20_Built-in_20_Normal">
      <style:table-cell-properties fo:border-bottom="none" fo:background-color="#d0cece" fo:border-left="0.002cm solid #000000" fo:border-right="none" fo:border-top="none"/>
    </style:style>
    <style:style style:name="ce11" style:family="table-cell" style:parent-style-name="Excel_20_Built-in_20_Normal">
      <style:table-cell-properties fo:border-bottom="none" fo:background-color="#d0cece" style:diagonal-bl-tr="none" style:diagonal-tl-br="none" fo:border-left="0.002cm solid #000000" fo:border-right="none" style:rotation-align="none" fo:border-top="none"/>
    </style:style>
    <style:style style:name="ce12" style:family="table-cell" style:parent-style-name="Excel_20_Built-in_20_Normal">
      <style:table-cell-properties fo:border-bottom="0.002cm solid #000000" fo:background-color="#d0cece" style:diagonal-bl-tr="none" style:diagonal-tl-br="none" fo:border-left="0.002cm solid #000000" fo:border-right="none" style:rotation-align="none" fo:border-top="none"/>
    </style:style>
    <style:style style:name="ce13" style:family="table-cell" style:parent-style-name="Excel_20_Built-in_20_Normal">
      <style:table-cell-properties fo:border-bottom="none" fo:background-color="#deebf7" fo:border-left="0.002cm solid #000000" fo:border-right="none" fo:border-top="0.002cm solid #000000"/>
    </style:style>
    <style:style style:name="ce14" style:family="table-cell" style:parent-style-name="Excel_20_Built-in_20_Normal">
      <style:table-cell-properties fo:border-bottom="none" fo:background-color="#deebf7" fo:border-left="0.002cm solid #000000" fo:border-right="none" fo:border-top="none"/>
    </style:style>
    <style:style style:name="ce15" style:family="table-cell" style:parent-style-name="Excel_20_Built-in_20_Normal">
      <style:table-cell-properties fo:border-bottom="none" fo:background-color="#deebf7" style:diagonal-bl-tr="none" style:diagonal-tl-br="none" fo:border-left="0.002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0.002cm solid #000000" fo:background-color="#deebf7" style:diagonal-bl-tr="none" style:diagonal-tl-br="none" fo:border-left="0.002cm solid #000000" fo:border-right="none" style:rotation-align="none" fo:border-top="none"/>
    </style:style>
    <style:style style:name="ce17" style:family="table-cell" style:parent-style-name="Excel_20_Built-in_20_Normal">
      <style:table-cell-properties fo:border-bottom="none" fo:background-color="#c5e0b4" style:diagonal-bl-tr="none" style:diagonal-tl-br="none" fo:border-left="0.002cm solid #000000" fo:border-right="none" style:rotation-align="none" fo:border-top="0.002cm solid #000000"/>
    </style:style>
    <style:style style:name="ce18" style:family="table-cell" style:parent-style-name="Excel_20_Built-in_20_Normal">
      <style:table-cell-properties fo:border-bottom="none" fo:background-color="#c5e0b4" style:diagonal-bl-tr="none" style:diagonal-tl-br="none" fo:border-left="0.002cm solid #000000" fo:border-right="none" style:rotation-align="none" fo:border-top="none"/>
    </style:style>
    <style:style style:name="ce19" style:family="table-cell" style:parent-style-name="Excel_20_Built-in_20_Normal">
      <style:table-cell-properties fo:border-bottom="0.002cm solid #000000" fo:background-color="#c5e0b4" style:diagonal-bl-tr="none" style:diagonal-tl-br="none" fo:border-left="0.002cm solid #000000" fo:border-right="none" style:rotation-align="none" fo:border-top="none"/>
    </style:style>
    <style:style style:name="ce20" style:family="table-cell" style:parent-style-name="Excel_20_Built-in_20_Normal" style:data-style-name="N106">
      <style:table-cell-properties fo:border-bottom="none" fo:background-color="transparent" fo:border-left="none" fo:border-right="none" fo:border-top="0.00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106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 style:data-style-name="N106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 style:data-style-name="N106">
      <style:table-cell-properties fo:border-bottom="0.002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 style:data-style-name="N106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25" style:family="table-cell" style:parent-style-name="Excel_20_Built-in_20_Normal" style:data-style-name="N106">
      <style:table-cell-properties style:diagonal-bl-tr="none" style:diagonal-tl-br="none" style:rotation-align="none"/>
    </style:style>
    <style:style style:name="ce26" style:family="table-cell" style:parent-style-name="Excel_20_Built-in_20_Normal" style:data-style-name="N106">
      <style:table-cell-properties style:diagonal-bl-tr="none" style:diagonal-tl-br="none" fo:border="none" style:rotation-align="none"/>
    </style:style>
    <style:style style:name="ce27" style:family="table-cell" style:parent-style-name="Excel_20_Built-in_20_Normal" style:data-style-name="N106">
      <style:table-cell-properties fo:border-bottom="none" style:diagonal-bl-tr="none" style:diagonal-tl-br="none" fo:background-color="transparent" fo:border-left="none" fo:border-right="none" style:rotation-align="none" fo:border-top="0.00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 style:data-style-name="N106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fo:background-color="#2e75b6" style:diagonal-bl-tr="none" style:diagonal-tl-br="none" fo:border-left="0.035cm solid #000000" fo:border-right="0.035cm solid #000000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 style:data-style-name="N106">
      <style:table-cell-properties fo:border-bottom="none" fo:background-color="#deebf7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106">
      <style:table-cell-properties fo:border-bottom="none" fo:background-color="#deebf7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 style:data-style-name="N106">
      <style:table-cell-properties fo:border-bottom="0.002cm solid #000000" fo:background-color="#deebf7" style:diagonal-bl-tr="none" style:diagonal-tl-br="none" fo:border-left="none" fo:border-right="0.00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1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Metric</text:p>
          </table:table-cell>
          <table:table-cell table:style-name="ce1" office:value-type="string">
            <text:p>PRODUCTIVITY</text:p>
          </table:table-cell>
          <table:table-cell table:style-name="ce1" office:value-type="string">
            <text:p>COMMUNICATION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SOCIAL</text:p>
          </table:table-cell>
          <table:table-cell table:style-name="ce1" office:value-type="string">
            <text:p>HEALTH_AND_FITNESS</text:p>
          </table:table-cell>
          <table:table-cell table:style-name="ce1" office:value-type="string">
            <text:p>PERSONALIZATION</text:p>
          </table:table-cell>
          <table:table-cell table:style-name="ce1" office:value-type="string">
            <text:p>TRAVEL_AND_LOCAL</text:p>
          </table:table-cell>
          <table:table-cell table:style-name="ce1" office:value-type="string">
            <text:p>MAPS_AND_NAVIGATION</text:p>
          </table:table-cell>
          <table:table-cell table:style-name="ce1" office:value-type="string">
            <text:p>LIFESTYLE</text:p>
          </table:table-cell>
          <table:table-cell table:style-name="ce1" office:value-type="string">
            <text:p>WEATHER</text:p>
          </table:table-cell>
          <table:table-cell table:style-name="ce29" office:value-type="string">
            <text:p>Overall</text:p>
          </table:table-cell>
          <table:table-cell table:number-columns-repeated="1011"/>
        </table:table-row>
        <table:table-row table:style-name="ro1">
          <table:table-cell table:style-name="ce2" office:value-type="string" table:number-columns-spanned="1" table:number-rows-spanned="4">
            <text:p>SAFE</text:p>
          </table:table-cell>
          <table:table-cell table:style-name="ce9" office:value-type="string">
            <text:p>precision</text:p>
          </table:table-cell>
          <table:table-cell table:style-name="ce20" office:value-type="float" office:value="0.30899">
            <text:p>0.308990</text:p>
          </table:table-cell>
          <table:table-cell table:style-name="ce20" office:value-type="float" office:value="0.234798">
            <text:p>0.234798</text:p>
          </table:table-cell>
          <table:table-cell table:style-name="ce20" office:value-type="float" office:value="0.299294">
            <text:p>0.299294</text:p>
          </table:table-cell>
          <table:table-cell table:style-name="ce20" office:value-type="float" office:value="0.285714">
            <text:p>0.285714</text:p>
          </table:table-cell>
          <table:table-cell table:style-name="ce20" office:value-type="float" office:value="0.297578">
            <text:p>0.297578</text:p>
          </table:table-cell>
          <table:table-cell table:style-name="ce20" office:value-type="float" office:value="0.195122">
            <text:p>0.195122</text:p>
          </table:table-cell>
          <table:table-cell table:style-name="ce20" office:value-type="float" office:value="0.3">
            <text:p>0.300000</text:p>
          </table:table-cell>
          <table:table-cell table:style-name="ce20" office:value-type="float" office:value="0.073529">
            <text:p>0.073529</text:p>
          </table:table-cell>
          <table:table-cell table:style-name="ce20" office:value-type="float" office:value="0.6">
            <text:p>0.600000</text:p>
          </table:table-cell>
          <table:table-cell table:style-name="ce20" office:value-type="float" office:value="0.412698">
            <text:p>0.412698</text:p>
          </table:table-cell>
          <table:table-cell table:style-name="ce30" table:formula="of:=AVERAGE([.C2:.L2])" office:value-type="float" office:value="0.3007723">
            <text:p>0.300772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10" office:value-type="string">
            <text:p>recall</text:p>
          </table:table-cell>
          <table:table-cell table:style-name="ce21" office:value-type="float" office:value="0.300094">
            <text:p>0.300094</text:p>
          </table:table-cell>
          <table:table-cell table:style-name="ce21" office:value-type="float" office:value="0.228806">
            <text:p>0.228806</text:p>
          </table:table-cell>
          <table:table-cell table:style-name="ce21" office:value-type="float" office:value="0.291712">
            <text:p>0.291712</text:p>
          </table:table-cell>
          <table:table-cell table:style-name="ce21" office:value-type="float" office:value="0.328767">
            <text:p>0.328767</text:p>
          </table:table-cell>
          <table:table-cell table:style-name="ce21" office:value-type="float" office:value="0.273595">
            <text:p>0.273595</text:p>
          </table:table-cell>
          <table:table-cell table:style-name="ce21" office:value-type="float" office:value="0.228571">
            <text:p>0.228571</text:p>
          </table:table-cell>
          <table:table-cell table:style-name="ce21" office:value-type="float" office:value="0.375">
            <text:p>0.375000</text:p>
          </table:table-cell>
          <table:table-cell table:style-name="ce21" office:value-type="float" office:value="0.106383">
            <text:p>0.106383</text:p>
          </table:table-cell>
          <table:table-cell table:style-name="ce21" office:value-type="float" office:value="0.6">
            <text:p>0.600000</text:p>
          </table:table-cell>
          <table:table-cell table:style-name="ce21" office:value-type="float" office:value="0.481481">
            <text:p>0.481481</text:p>
          </table:table-cell>
          <table:table-cell table:style-name="ce31" table:formula="of:=AVERAGE([.C3:.L3])" office:value-type="float" office:value="0.3214409">
            <text:p>0.321441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11" office:value-type="string">
            <text:p>f1</text:p>
          </table:table-cell>
          <table:table-cell table:style-name="ce22" office:value-type="float" office:value="0.304477">
            <text:p>0.304477</text:p>
          </table:table-cell>
          <table:table-cell table:style-name="ce22" office:value-type="float" office:value="0.231763">
            <text:p>0.231763</text:p>
          </table:table-cell>
          <table:table-cell table:style-name="ce22" office:value-type="float" office:value="0.295455">
            <text:p>0.295455</text:p>
          </table:table-cell>
          <table:table-cell table:style-name="ce22" office:value-type="float" office:value="0.305732">
            <text:p>0.305732</text:p>
          </table:table-cell>
          <table:table-cell table:style-name="ce22" office:value-type="float" office:value="0.285083">
            <text:p>0.285083</text:p>
          </table:table-cell>
          <table:table-cell table:style-name="ce22" office:value-type="float" office:value="0.210526">
            <text:p>0.210526</text:p>
          </table:table-cell>
          <table:table-cell table:style-name="ce22" office:value-type="float" office:value="0.333333">
            <text:p>0.333333</text:p>
          </table:table-cell>
          <table:table-cell table:style-name="ce22" office:value-type="float" office:value="0.086957">
            <text:p>0.086957</text:p>
          </table:table-cell>
          <table:table-cell table:style-name="ce22" office:value-type="float" office:value="0.6">
            <text:p>0.600000</text:p>
          </table:table-cell>
          <table:table-cell table:style-name="ce22" office:value-type="float" office:value="0.444444">
            <text:p>0.444444</text:p>
          </table:table-cell>
          <table:table-cell table:style-name="ce31" table:formula="of:=AVERAGE([.C4:.L4])" office:value-type="float" office:value="0.309777">
            <text:p>0.309777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12" office:value-type="string">
            <text:p>fβ</text:p>
          </table:table-cell>
          <table:table-cell table:style-name="ce23" table:formula="of:=(1+[.$C$17]*[.$C$17])*[.C2]*[.C3]/([.$C$17]*[.$C$17]*[.C2]+[.C3])" office:value-type="float" office:value="0.301391389310824">
            <text:p>0.301391</text:p>
          </table:table-cell>
          <table:table-cell table:style-name="ce23" table:formula="of:=(1+[.$C$17]*[.$C$17])*[.D2]*[.D3]/([.$C$17]*[.$C$17]*[.D2]+[.D3])" office:value-type="float" office:value="0.229682383561865">
            <text:p>0.229682</text:p>
          </table:table-cell>
          <table:table-cell table:style-name="ce23" table:formula="of:=(1+[.$C$17]*[.$C$17])*[.E2]*[.E3]/([.$C$17]*[.$C$17]*[.E2]+[.E3])" office:value-type="float" office:value="0.292821116809381">
            <text:p>0.292821</text:p>
          </table:table-cell>
          <table:table-cell table:style-name="ce23" table:formula="of:=(1+[.$C$17]*[.$C$17])*[.F2]*[.F3]/([.$C$17]*[.$C$17]*[.F2]+[.F3])" office:value-type="float" office:value="0.321523087650596">
            <text:p>0.321523</text:p>
          </table:table-cell>
          <table:table-cell table:style-name="ce23" table:formula="of:=(1+[.$C$17]*[.$C$17])*[.G2]*[.G3]/([.$C$17]*[.$C$17]*[.G2]+[.G3])" office:value-type="float" office:value="0.276932068033977">
            <text:p>0.276932</text:p>
          </table:table-cell>
          <table:table-cell table:style-name="ce23" table:formula="of:=(1+[.$C$17]*[.$C$17])*[.H2]*[.H3]/([.$C$17]*[.$C$17]*[.H2]+[.H3])" office:value-type="float" office:value="0.222858897364982">
            <text:p>0.222859</text:p>
          </table:table-cell>
          <table:table-cell table:style-name="ce23" table:formula="of:=(1+[.$C$17]*[.$C$17])*[.I2]*[.I3]/([.$C$17]*[.$C$17]*[.I2]+[.I3])" office:value-type="float" office:value="0.361487898561952">
            <text:p>0.361488</text:p>
          </table:table-cell>
          <table:table-cell table:style-name="ce23" table:formula="of:=(1+[.$C$17]*[.$C$17])*[.J2]*[.J3]/([.$C$17]*[.$C$17]*[.J2]+[.J3])" office:value-type="float" office:value="0.0997209897195056">
            <text:p>0.099721</text:p>
          </table:table-cell>
          <table:table-cell table:style-name="ce23" table:formula="of:=(1+[.$C$17]*[.$C$17])*[.K2]*[.K3]/([.$C$17]*[.$C$17]*[.K2]+[.K3])" office:value-type="float" office:value="0.6">
            <text:p>0.600000</text:p>
          </table:table-cell>
          <table:table-cell table:style-name="ce23" table:formula="of:=(1+[.$C$17]*[.$C$17])*[.L2]*[.L3]/([.$C$17]*[.$C$17]*[.L2]+[.L3])" office:value-type="float" office:value="0.469774493575756">
            <text:p>0.469774</text:p>
          </table:table-cell>
          <table:table-cell table:style-name="ce32" table:formula="of:=AVERAGE([.C5:.L5])" office:value-type="float" office:value="0.317619232458884">
            <text:p>0.317619</text:p>
          </table:table-cell>
          <table:table-cell table:number-columns-repeated="1011"/>
        </table:table-row>
        <table:table-row table:style-name="ro1">
          <table:table-cell table:style-name="ce4" office:value-type="string" table:number-columns-spanned="1" table:number-rows-spanned="4">
            <text:p>BERTbase</text:p>
          </table:table-cell>
          <table:table-cell table:style-name="ce13" office:value-type="string">
            <text:p>precision</text:p>
          </table:table-cell>
          <table:table-cell table:style-name="ce24" office:value-type="float" office:value="0.667044167610419">
            <text:p>0.667044</text:p>
          </table:table-cell>
          <table:table-cell table:style-name="ce24" office:value-type="float" office:value="0.278305519897304">
            <text:p>0.278306</text:p>
          </table:table-cell>
          <table:table-cell table:style-name="ce24" office:value-type="float" office:value="0.392364793213149">
            <text:p>0.392365</text:p>
          </table:table-cell>
          <table:table-cell table:style-name="ce24" office:value-type="float" office:value="0.36144578313253">
            <text:p>0.361446</text:p>
          </table:table-cell>
          <table:table-cell table:style-name="ce24" office:value-type="float" office:value="0.335195530726256">
            <text:p>0.335196</text:p>
          </table:table-cell>
          <table:table-cell table:style-name="ce24" office:value-type="float" office:value="0.894736842105263">
            <text:p>0.894737</text:p>
          </table:table-cell>
          <table:table-cell table:style-name="ce24" office:value-type="float" office:value="0.59090909090909">
            <text:p>0.590909</text:p>
          </table:table-cell>
          <table:table-cell table:style-name="ce24" office:value-type="float" office:value="0">
            <text:p>0.000000</text:p>
          </table:table-cell>
          <table:table-cell table:style-name="ce24" office:value-type="float" office:value="0.5">
            <text:p>0.500000</text:p>
          </table:table-cell>
          <table:table-cell table:style-name="ce24" office:value-type="float" office:value="0.689655172413793">
            <text:p>0.689655</text:p>
          </table:table-cell>
          <table:table-cell table:style-name="ce30" table:formula="of:=AVERAGE([.C6:.L6])" office:value-type="float" office:value="0.47096569000078">
            <text:p>0.470966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14" office:value-type="string">
            <text:p>recall</text:p>
          </table:table-cell>
          <table:table-cell table:style-name="ce25" office:value-type="float" office:value="0.127821180555555">
            <text:p>0.127821</text:p>
          </table:table-cell>
          <table:table-cell table:style-name="ce25" office:value-type="float" office:value="0.130681133212778">
            <text:p>0.130681</text:p>
          </table:table-cell>
          <table:table-cell table:style-name="ce25" office:value-type="float" office:value="0.222288975668368">
            <text:p>0.222289</text:p>
          </table:table-cell>
          <table:table-cell table:style-name="ce25" office:value-type="float" office:value="0.384615384615384">
            <text:p>0.384615</text:p>
          </table:table-cell>
          <table:table-cell table:style-name="ce25" office:value-type="float" office:value="0.186335403726708">
            <text:p>0.186335</text:p>
          </table:table-cell>
          <table:table-cell table:style-name="ce25" office:value-type="float" office:value="0.447368421052631">
            <text:p>0.447368</text:p>
          </table:table-cell>
          <table:table-cell table:style-name="ce25" office:value-type="float" office:value="0.541666666666666">
            <text:p>0.541667</text:p>
          </table:table-cell>
          <table:table-cell table:style-name="ce25" office:value-type="float" office:value="0">
            <text:p>0.000000</text:p>
          </table:table-cell>
          <table:table-cell table:style-name="ce25" office:value-type="float" office:value="0.6">
            <text:p>0.600000</text:p>
          </table:table-cell>
          <table:table-cell table:style-name="ce25" office:value-type="float" office:value="0.357142857142857">
            <text:p>0.357143</text:p>
          </table:table-cell>
          <table:table-cell table:style-name="ce31" table:formula="of:=AVERAGE([.C7:.L7])" office:value-type="float" office:value="0.299792002264095">
            <text:p>0.299792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15" office:value-type="string">
            <text:p>f1</text:p>
          </table:table-cell>
          <table:table-cell table:style-name="ce26" office:value-type="float" office:value="0.214532871972318">
            <text:p>0.214533</text:p>
          </table:table-cell>
          <table:table-cell table:style-name="ce26" office:value-type="float" office:value="0.177850697292863">
            <text:p>0.177851</text:p>
          </table:table-cell>
          <table:table-cell table:style-name="ce26" office:value-type="float" office:value="0.283796740172579">
            <text:p>0.283797</text:p>
          </table:table-cell>
          <table:table-cell table:style-name="ce26" office:value-type="float" office:value="0.372670807453416">
            <text:p>0.372671</text:p>
          </table:table-cell>
          <table:table-cell table:style-name="ce26" office:value-type="float" office:value="0.239520958083832">
            <text:p>0.239521</text:p>
          </table:table-cell>
          <table:table-cell table:style-name="ce26" office:value-type="float" office:value="0.596491228070175">
            <text:p>0.596491</text:p>
          </table:table-cell>
          <table:table-cell table:style-name="ce26" office:value-type="float" office:value="0.565217391304347">
            <text:p>0.565217</text:p>
          </table:table-cell>
          <table:table-cell table:style-name="ce26" office:value-type="float" office:value="0">
            <text:p>0.000000</text:p>
          </table:table-cell>
          <table:table-cell table:style-name="ce26" office:value-type="float" office:value="0.545454545454545">
            <text:p>0.545455</text:p>
          </table:table-cell>
          <table:table-cell table:style-name="ce26" office:value-type="float" office:value="0.470588235294117">
            <text:p>0.470588</text:p>
          </table:table-cell>
          <table:table-cell table:style-name="ce31" table:formula="of:=AVERAGE([.C8:.L8])" office:value-type="float" office:value="0.346612347509819">
            <text:p>0.346612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16" office:value-type="string">
            <text:p>fβ</text:p>
          </table:table-cell>
          <table:table-cell table:style-name="ce23" table:formula="of:=(1+[.$C$17]*[.$C$17])*[.C6]*[.C7]/([.$C$17]*[.$C$17]*[.C6]+[.C7])" office:value-type="float" office:value="0.145394366819214">
            <text:p>0.145394</text:p>
          </table:table-cell>
          <table:table-cell table:style-name="ce23" table:formula="of:=(1+[.$C$17]*[.$C$17])*[.D6]*[.D7]/([.$C$17]*[.$C$17]*[.D6]+[.D7])" office:value-type="float" office:value="0.141938184851256">
            <text:p>0.141938</text:p>
          </table:table-cell>
          <table:table-cell table:style-name="ce23" table:formula="of:=(1+[.$C$17]*[.$C$17])*[.E6]*[.E7]/([.$C$17]*[.$C$17]*[.E6]+[.E7])" office:value-type="float" office:value="0.237693904858959">
            <text:p>0.237694</text:p>
          </table:table-cell>
          <table:table-cell table:style-name="ce23" table:formula="of:=(1+[.$C$17]*[.$C$17])*[.F6]*[.F7]/([.$C$17]*[.$C$17]*[.F6]+[.F7])" office:value-type="float" office:value="0.380964075920259">
            <text:p>0.380964</text:p>
          </table:table-cell>
          <table:table-cell table:style-name="ce23" table:formula="of:=(1+[.$C$17]*[.$C$17])*[.G6]*[.G7]/([.$C$17]*[.$C$17]*[.G6]+[.G7])" office:value-type="float" office:value="0.199588089864041">
            <text:p>0.199588</text:p>
          </table:table-cell>
          <table:table-cell table:style-name="ce23" table:formula="of:=(1+[.$C$17]*[.$C$17])*[.H6]*[.H7]/([.$C$17]*[.$C$17]*[.H6]+[.H7])" office:value-type="float" office:value="0.483515169195486">
            <text:p>0.483515</text:p>
          </table:table-cell>
          <table:table-cell table:style-name="ce23" table:formula="of:=(1+[.$C$17]*[.$C$17])*[.I6]*[.I7]/([.$C$17]*[.$C$17]*[.I6]+[.I7])" office:value-type="float" office:value="0.548500827038545">
            <text:p>0.548501</text:p>
          </table:table-cell>
          <table:table-cell table:style-name="ce23" office:value-type="float" office:value="0">
            <text:p>0.000000</text:p>
          </table:table-cell>
          <table:table-cell table:style-name="ce23" table:formula="of:=(1+[.$C$17]*[.$C$17])*[.K6]*[.K7]/([.$C$17]*[.$C$17]*[.K6]+[.K7])" office:value-type="float" office:value="0.582578966279412">
            <text:p>0.582579</text:p>
          </table:table-cell>
          <table:table-cell table:style-name="ce23" table:formula="of:=(1+[.$C$17]*[.$C$17])*[.L6]*[.L7]/([.$C$17]*[.$C$17]*[.L6]+[.L7])" office:value-type="float" office:value="0.38488884464146">
            <text:p>0.384889</text:p>
          </table:table-cell>
          <table:table-cell table:style-name="ce32" table:formula="of:=AVERAGE([.C9:.L9])" office:value-type="float" office:value="0.310506242946863">
            <text:p>0.310506</text:p>
          </table:table-cell>
          <table:table-cell table:number-columns-repeated="1011"/>
        </table:table-row>
        <table:table-row table:style-name="ro1">
          <table:table-cell table:style-name="ce6" office:value-type="string" table:number-columns-spanned="1" table:number-rows-spanned="4">
            <text:p>XLNetlarge</text:p>
          </table:table-cell>
          <table:table-cell table:style-name="ce17" office:value-type="string">
            <text:p>precision</text:p>
          </table:table-cell>
          <table:table-cell table:style-name="ce27" office:value-type="float" office:value="0.399149237858915">
            <text:p>0.399149</text:p>
          </table:table-cell>
          <table:table-cell table:style-name="ce27" office:value-type="float" office:value="0.478520286396181">
            <text:p>0.478520</text:p>
          </table:table-cell>
          <table:table-cell table:style-name="ce27" office:value-type="float" office:value="0.346749226006191">
            <text:p>0.346749</text:p>
          </table:table-cell>
          <table:table-cell table:style-name="ce27" office:value-type="float" office:value="0.560975609756097">
            <text:p>0.560976</text:p>
          </table:table-cell>
          <table:table-cell table:style-name="ce27" office:value-type="float" office:value="0.493638676844783">
            <text:p>0.493639</text:p>
          </table:table-cell>
          <table:table-cell table:style-name="ce27" office:value-type="float" office:value="0.911764705882352">
            <text:p>0.911765</text:p>
          </table:table-cell>
          <table:table-cell table:style-name="ce27" office:value-type="float" office:value="0.538461538461538">
            <text:p>0.538462</text:p>
          </table:table-cell>
          <table:table-cell table:style-name="ce27" office:value-type="float" office:value="0.2">
            <text:p>0.200000</text:p>
          </table:table-cell>
          <table:table-cell table:style-name="ce27" office:value-type="float" office:value="0.6">
            <text:p>0.600000</text:p>
          </table:table-cell>
          <table:table-cell table:style-name="ce27" office:value-type="float" office:value="0.502">
            <text:p>0.502000</text:p>
          </table:table-cell>
          <table:table-cell table:style-name="ce30" table:formula="of:=AVERAGE([.C10:.L10])" office:value-type="float" office:value="0.503125928120606">
            <text:p>0.503126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8" office:value-type="string">
            <text:p>recall</text:p>
          </table:table-cell>
          <table:table-cell table:style-name="ce28" office:value-type="float" office:value="0.244463742943986">
            <text:p>0.244464</text:p>
          </table:table-cell>
          <table:table-cell table:style-name="ce28" office:value-type="float" office:value="0.14492229851825">
            <text:p>0.144922</text:p>
          </table:table-cell>
          <table:table-cell table:style-name="ce28" office:value-type="float" office:value="0.168016801680168">
            <text:p>0.168017</text:p>
          </table:table-cell>
          <table:table-cell table:style-name="ce28" office:value-type="float" office:value="0.589743589743589">
            <text:p>0.589744</text:p>
          </table:table-cell>
          <table:table-cell table:style-name="ce28" office:value-type="float" office:value="0.401656314699792">
            <text:p>0.401656</text:p>
          </table:table-cell>
          <table:table-cell table:style-name="ce28" office:value-type="float" office:value="0.81578947368421">
            <text:p>0.815789</text:p>
          </table:table-cell>
          <table:table-cell table:style-name="ce28" office:value-type="float" office:value="0.583333333333333">
            <text:p>0.583333</text:p>
          </table:table-cell>
          <table:table-cell table:style-name="ce28" office:value-type="float" office:value="0.1875">
            <text:p>0.187500</text:p>
          </table:table-cell>
          <table:table-cell table:style-name="ce28" office:value-type="float" office:value="0.6">
            <text:p>0.600000</text:p>
          </table:table-cell>
          <table:table-cell table:style-name="ce28" office:value-type="float" office:value="0.432">
            <text:p>0.432000</text:p>
          </table:table-cell>
          <table:table-cell table:style-name="ce31" table:formula="of:=AVERAGE([.C11:.L11])" office:value-type="float" office:value="0.416742555460333">
            <text:p>0.416743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18" office:value-type="string">
            <text:p>f1</text:p>
          </table:table-cell>
          <table:table-cell table:style-name="ce22" office:value-type="float" office:value="0.303217988420627">
            <text:p>0.303218</text:p>
          </table:table-cell>
          <table:table-cell table:style-name="ce22" office:value-type="float" office:value="0.222468793342579">
            <text:p>0.222469</text:p>
          </table:table-cell>
          <table:table-cell table:style-name="ce22" office:value-type="float" office:value="0.226354082457558">
            <text:p>0.226354</text:p>
          </table:table-cell>
          <table:table-cell table:style-name="ce22" office:value-type="float" office:value="0.575">
            <text:p>0.575000</text:p>
          </table:table-cell>
          <table:table-cell table:style-name="ce22" office:value-type="float" office:value="0.442922374429223">
            <text:p>0.442922</text:p>
          </table:table-cell>
          <table:table-cell table:style-name="ce22" office:value-type="float" office:value="0.861111111111111">
            <text:p>0.861111</text:p>
          </table:table-cell>
          <table:table-cell table:style-name="ce22" office:value-type="float" office:value="0.559999999999999">
            <text:p>0.560000</text:p>
          </table:table-cell>
          <table:table-cell table:style-name="ce22" office:value-type="float" office:value="0.193548387096774">
            <text:p>0.193548</text:p>
          </table:table-cell>
          <table:table-cell table:style-name="ce22" office:value-type="float" office:value="0.6">
            <text:p>0.600000</text:p>
          </table:table-cell>
          <table:table-cell table:style-name="ce22" office:value-type="float" office:value="0.46437687366167">
            <text:p>0.464377</text:p>
          </table:table-cell>
          <table:table-cell table:style-name="ce31" table:formula="of:=AVERAGE([.C12:.L12])" office:value-type="float" office:value="0.444899961051954">
            <text:p>0.444900</text:p>
          </table:table-cell>
          <table:table-cell table:number-columns-repeated="1011"/>
        </table:table-row>
        <table:table-row table:style-name="ro1">
          <table:covered-table-cell table:style-name="ce6"/>
          <table:table-cell table:style-name="ce19" office:value-type="string">
            <text:p>fβ</text:p>
          </table:table-cell>
          <table:table-cell table:style-name="ce23" table:formula="of:=(1+[.$C$17]*[.$C$17])*[.C10]*[.C11]/([.$C$17]*[.$C$17]*[.C10]+[.C11])" office:value-type="float" office:value="0.259500037944121">
            <text:p>0.259500</text:p>
          </table:table-cell>
          <table:table-cell table:style-name="ce23" table:formula="of:=(1+[.$C$17]*[.$C$17])*[.D10]*[.D11]/([.$C$17]*[.$C$17]*[.D10]+[.D11])" office:value-type="float" office:value="0.161786009773899">
            <text:p>0.161786</text:p>
          </table:table-cell>
          <table:table-cell table:style-name="ce23" table:formula="of:=(1+[.$C$17]*[.$C$17])*[.E10]*[.E11]/([.$C$17]*[.$C$17]*[.E10]+[.E11])" office:value-type="float" office:value="0.182046884052619">
            <text:p>0.182047</text:p>
          </table:table-cell>
          <table:table-cell table:style-name="ce23" table:formula="of:=(1+[.$C$17]*[.$C$17])*[.F10]*[.F11]/([.$C$17]*[.$C$17]*[.F10]+[.F11])" office:value-type="float" office:value="0.585256130826733">
            <text:p>0.585256</text:p>
          </table:table-cell>
          <table:table-cell table:style-name="ce23" table:formula="of:=(1+[.$C$17]*[.$C$17])*[.G10]*[.G11]/([.$C$17]*[.$C$17]*[.G10]+[.G11])" office:value-type="float" office:value="0.413167244015151">
            <text:p>0.413167</text:p>
          </table:table-cell>
          <table:table-cell table:style-name="ce23" table:formula="of:=(1+[.$C$17]*[.$C$17])*[.H10]*[.H11]/([.$C$17]*[.$C$17]*[.H10]+[.H11])" office:value-type="float" office:value="0.828834145404474">
            <text:p>0.828834</text:p>
          </table:table-cell>
          <table:table-cell table:style-name="ce23" table:formula="of:=(1+[.$C$17]*[.$C$17])*[.I10]*[.I11]/([.$C$17]*[.$C$17]*[.I10]+[.I11])" office:value-type="float" office:value="0.576154614828935">
            <text:p>0.576155</text:p>
          </table:table-cell>
          <table:table-cell table:style-name="ce23" table:formula="of:=(1+[.$C$17]*[.$C$17])*[.J10]*[.J11]/([.$C$17]*[.$C$17]*[.J10]+[.J11])" office:value-type="float" office:value="0.189268674371484">
            <text:p>0.189269</text:p>
          </table:table-cell>
          <table:table-cell table:style-name="ce23" table:formula="of:=(1+[.$C$17]*[.$C$17])*[.K10]*[.K11]/([.$C$17]*[.$C$17]*[.K10]+[.K11])" office:value-type="float" office:value="0.6">
            <text:p>0.600000</text:p>
          </table:table-cell>
          <table:table-cell table:style-name="ce23" table:formula="of:=(1+[.$C$17]*[.$C$17])*[.L10]*[.L11]/([.$C$17]*[.$C$17]*[.L10]+[.L11])" office:value-type="float" office:value="0.441198510005638">
            <text:p>0.441199</text:p>
          </table:table-cell>
          <table:table-cell table:style-name="ce32" table:formula="of:=AVERAGE([.C13:.L13])" office:value-type="float" office:value="0.423721225122305">
            <text:p>0.4237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A_T</text:p>
          </table:table-cell>
          <table:table-cell table:style-name="ce8"/>
          <table:table-cell table:style-name="ce8" office:value-type="float" office:value="28.29">
            <text:p>28.29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A_t</text:p>
          </table:table-cell>
          <table:table-cell table:style-name="ce8"/>
          <table:table-cell table:style-name="ce8" office:value-type="float" office:value="11.86">
            <text:p>11.86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β</text:p>
          </table:table-cell>
          <table:table-cell table:style-name="ce8"/>
          <table:table-cell table:style-name="ce8" office:value-type="float" office:value="2.385">
            <text:p>2.385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">
      <number:number number:decimal-places="6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/07/2024</text:date>, <text:time>15:16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2T15:16:06.27</dc:date>
    <dc:creator>Quim Motger</dc:creator>
    <meta:generator>OpenOffice/4.1.15$Win32 OpenOffice.org_project/4115m2$Build-9813</meta:generator>
    <meta:editing-duration>PT8M25S</meta:editing-duration>
    <meta:editing-cycles>1</meta:editing-cycles>
    <meta:document-statistic meta:table-count="1" meta:cell-count="166" meta:object-count="0"/>
  </office:meta>
</office:document-meta>
</file>